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A checklist</text:p>
      <text:p text:style-name="P1"/>
      <text:list xml:id="list2794100225543803099" text:style-name="L1">
        <text:list-item>
          <text:p text:style-name="P2">Fix bottom laucher – from Abiword to leafpad</text:p>
        </text:list-item>
        <text:list-item>
          <text:p text:style-name="P2">Check keyboard – open leafpad and check all keys (the quick brown fox jumps over the lazy dog), home, end, pgup, pgdwn, insert, caps, delete, backspace, etc.</text:p>
        </text:list-item>
        <text:list-item>
          <text:p text:style-name="P2">Set VLC as default movie player</text:p>
        </text:list-item>
        <text:list-item>
          <text:p text:style-name="P2">Check that dvd and cd both play</text:p>
        </text:list-item>
        <text:list-item>
          <text:p text:style-name="P2">Set google as the start page of the browser</text:p>
        </text:list-item>
        <text:list-item>
          <text:p text:style-name="P2">make sure youtube plays in browser</text:p>
        </text:list-item>
        <text:list-item>
          <text:p text:style-name="P2">Make sure only one workspace is set. Upper right hand corner</text:p>
        </text:list-item>
        <text:list-item>
          <text:p text:style-name="P2">Check that wireless is working</text:p>
        </text:list-item>
        <text:list-item>
          <text:p text:style-name="P2">Check USB ports are working</text:p>
        </text:list-item>
        <text:list-item>
          <text:p text:style-name="P2">Check Card reader if there is one</text:p>
        </text:list-item>
        <text:list-item>
          <text:p text:style-name="P2">Clean unit for sale</text:p>
        </text:list-item>
        <text:list-item>
          <text:p text:style-name="P2">Add Cheese if there is a webcam and make sure it works</text:p>
        </text:list-item>
        <text:list-item>
          <text:p text:style-name="P2">Check battery lif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10T11:56:36</meta:creation-date>
    <meta:printed-by>user </meta:printed-by>
    <meta:print-date>2014-10-10T12:07:09</meta:print-date>
    <dc:date>2015-10-02T16:48:25.215330507</dc:date>
    <dc:creator>Alex Hanson</dc:creator>
    <meta:editing-duration>PT27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1" meta:paragraph-count="14" meta:word-count="123" meta:character-count="607" meta:non-whitespace-character-count="508"/>
  </office:meta>
</office:document-meta>
</file>